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o-de-Título" presentation:presentation-page-layout-name="Master1-PPL1" draw:id="Slide-256">
        <draw:custom-shape svg:x="1.3913in" svg:y="0.36232in" svg:width="11in" svg:height="0.62319in" draw:id="id63" draw:style-name="a338" draw:name="Retângulo 3">
          <svg:title/>
          <svg:desc/>
          <text:p text:style-name="a337" text:class-names="" text:cond-style-name=""><text:span text:style-name="a336" text:class-names="">ANTES : Login sign up (fixo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1.69565in" svg:width="11in" svg:height="3in" draw:id="id64" draw:style-name="a345" draw:name="Retângulo 4">
          <svg:title/>
          <svg:desc/>
          <text:p text:style-name="a340" text:class-names="" text:cond-style-name=""><text:span text:style-name="a339" text:class-names="">Imagem</text:span></text:p>
          <text:p text:style-name="a342" text:class-names="" text:cond-style-name=""><text:span text:style-name="a341" text:class-names="">Nome do site</text:span></text:p>
          <text:p text:style-name="a344" text:class-names="" text:cond-style-name=""><text:span text:style-name="a343" text:class-names="">Barra de pesquis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13in" svg:y="4.78261in" svg:width="5.5in" svg:height="2.57971in" draw:id="id65" draw:style-name="a350" draw:name="Retângulo 5">
          <svg:title/>
          <svg:desc/>
          <text:p text:style-name="a347" text:class-names="" text:cond-style-name=""><text:span text:style-name="a346" text:class-names="">Top 10 do site</text:span></text:p>
          <text:p text:style-name="a349" text:class-names="" text:cond-style-name=""><text:span text:style-name="a348" text:class-names="">Restaurante – pontuação - localizaç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4.7971in" svg:width="5.36232in" svg:height="2.56522in" draw:id="id66" draw:style-name="a353" draw:name="Retângulo 6">
          <svg:title/>
          <svg:desc/>
          <text:p text:style-name="a352" text:class-names="" text:cond-style-name=""><text:span text:style-name="a351" text:class-names="">Pesquisa rápida por tipo de refeiç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1.02898in" svg:width="11in" svg:height="0.62319in" draw:id="id67" draw:style-name="a356" draw:name="Retângulo 7">
          <svg:title/>
          <svg:desc/>
          <text:p text:style-name="a355" text:class-names="" text:cond-style-name=""><text:span text:style-name="a354" text:class-names="">DEPOIS : Perfil, Adicionar restaurante, managment(fixo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57" draw:master-page-name="Master1-Layout2-obj-Título-e-Objeto" presentation:presentation-page-layout-name="Master1-PPL2" draw:id="Slide-257">
        <draw:custom-shape svg:x="1.14493in" svg:y="0.75362in" svg:width="2.53623in" svg:height="2.42029in" draw:id="id68" draw:style-name="a360" draw:name="Retângulo 4">
          <svg:title/>
          <svg:desc/>
          <text:p text:style-name="a359" text:class-names="" text:cond-style-name=""><text:span text:style-name="a358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942in" svg:y="3.17391in" svg:width="2.52174in" svg:height="4.00001in" draw:id="id69" draw:style-name="a363" draw:name="Retângulo 6">
          <svg:title/>
          <svg:desc/>
          <text:p text:style-name="a362" text:class-names="" text:cond-style-name=""><text:span text:style-name="a361" text:class-names="">Informaç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7681in" svg:y="0.75362in" svg:width="2.81159in" svg:height="6.42029in" draw:id="id70" draw:style-name="a372" draw:name="Retângulo 7">
          <svg:title/>
          <svg:desc/>
          <text:p text:style-name="a365" text:class-names="" text:cond-style-name=""><text:span text:style-name="a364" text:class-names="">Amigos</text:span></text:p>
          <text:p text:style-name="a367" text:class-names="" text:cond-style-name=""><text:span text:style-name="a366" text:class-names="">Fotos</text:span></text:p>
          <text:p text:style-name="a369" text:class-names="" text:cond-style-name=""><text:span text:style-name="a368" text:class-names="">Sítios visitados</text:span></text:p>
          <text:p text:style-name="a371" text:class-names="" text:cond-style-name=""><text:span text:style-name="a370" text:class-names="">Restaurant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3578in" svg:y="3.17391in" svg:width="1.35987in" svg:height="0.5942in" draw:id="id71" draw:style-name="a377" draw:name="Retângulo 8">
          <svg:title/>
          <svg:desc/>
          <text:p text:style-name="a376" text:class-names="" text:cond-style-name=""><text:span text:style-name="a373" text:class-names="">Botão<text:s text:c="1"/></text:span><text:span text:style-name="a374" text:class-names="">edit</text:span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4058in" svg:y="0.75362in" svg:width="6.33333in" svg:height="6.42029in" draw:id="id72" draw:style-name="a380" draw:name="Retângulo 10">
          <svg:title/>
          <svg:desc/>
          <text:p text:style-name="a379" text:class-names="" text:cond-style-name=""><text:span text:style-name="a378" text:class-names="">review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381" draw:master-page-name="Master1-Layout2-obj-Título-e-Objeto" presentation:presentation-page-layout-name="Master1-PPL2" draw:id="Slide-262">
        <draw:custom-shape svg:x="1.14493in" svg:y="0.75362in" svg:width="2.53623in" svg:height="2.42029in" draw:id="id73" draw:style-name="a384" draw:name="Retângulo 4">
          <svg:title/>
          <svg:desc/>
          <text:p text:style-name="a383" text:class-names="" text:cond-style-name=""><text:span text:style-name="a382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3.31884in" svg:width="2.49275in" svg:height="0.33333in" draw:id="id74" draw:style-name="a387" draw:name="Retângulo 6">
          <svg:title/>
          <svg:desc/>
          <text:p text:style-name="a386" text:class-names="" text:cond-style-name=""><text:span text:style-name="a385" text:class-names="">Alterar 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7681in" svg:y="0.75362in" svg:width="2.81159in" svg:height="6.42029in" draw:id="id75" draw:style-name="a395" draw:name="Retângulo 7">
          <svg:title/>
          <svg:desc/>
          <text:p text:style-name="a389" text:class-names="" text:cond-style-name=""><text:span text:style-name="a388" text:class-names="">Informações</text:span></text:p>
          <text:p text:style-name="a392" text:class-names="" text:cond-style-name=""><text:span text:style-name="a390" text:class-names="">Restaurantes</text:span><text:span text:style-name="a391" text:class-names=""/></text:p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4058in" svg:y="0.75362in" svg:width="6.33333in" svg:height="6.42029in" draw:id="id76" draw:style-name="a398" draw:name="Retângulo 10">
          <svg:title/>
          <svg:desc/>
          <text:p text:style-name="a397" text:class-names="" text:cond-style-name=""><text:span text:style-name="a396" text:class-names="">(default informações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99" draw:master-page-name="Master1-Layout2-obj-Título-e-Objeto" presentation:presentation-page-layout-name="Master1-PPL2" draw:id="Slide-258">
        <draw:custom-shape svg:x="7.71812in" svg:y="2.60218in" svg:width="0.05in" svg:height="0.05in" draw:id="id77" draw:style-name="a402" draw:name="Retângulo 3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0.52174in" svg:width="11.49275in" svg:height="2.13044in" draw:id="id78" draw:style-name="a409" draw:name="Retângulo 4">
          <svg:title/>
          <svg:desc/>
          <text:p text:style-name="a404" text:class-names="" text:cond-style-name=""><text:span text:style-name="a403" text:class-names="">Foto</text:span></text:p>
          <text:p text:style-name="a406" text:class-names="" text:cond-style-name=""><text:span text:style-name="a405" text:class-names="">Nome</text:span></text:p>
          <text:p text:style-name="a408" text:class-names="" text:cond-style-name=""><text:span text:style-name="a407" text:class-names="">classificaç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2.7971in" svg:width="11.49275in" svg:height="2.43478in" draw:id="id79" draw:style-name="a412" draw:name="Retângulo 6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3.14493in" svg:width="2.81159in" svg:height="2.08696in" draw:id="id80" draw:style-name="a415" draw:name="Retângulo 8">
          <svg:title/>
          <svg:desc/>
          <text:p text:style-name="a414" text:class-names="" text:cond-style-name=""><text:span text:style-name="a413" text:class-names="">Informaç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4203in" svg:y="3.14493in" svg:width="2.65217in" svg:height="2.08696in" draw:id="id81" draw:style-name="a418" draw:name="Retângulo 10">
          <svg:title/>
          <svg:desc/>
          <text:p text:style-name="a417" text:class-names="" text:cond-style-name=""><text:span text:style-name="a416" text:class-names="">Men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942in" svg:y="3.14493in" svg:width="2.81159in" svg:height="2.08696in" draw:id="id82" draw:style-name="a421" draw:name="Retângulo 11">
          <svg:title/>
          <svg:desc/>
          <text:p text:style-name="a420" text:class-names="" text:cond-style-name=""><text:span text:style-name="a419" text:class-names="">Opini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058in" svg:y="3.14493in" svg:width="3.21739in" svg:height="2.08696in" draw:id="id83" draw:style-name="a424" draw:name="Retângulo 13">
          <svg:title/>
          <svg:desc/>
          <text:p text:style-name="a423" text:class-names="" text:cond-style-name=""><text:span text:style-name="a422" text:class-names="">Fotografia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2754in" svg:y="2.05798in" svg:width="1.69565in" svg:height="0.5942in" draw:id="id84" draw:style-name="a427" draw:name="Retângulo 14">
          <svg:title/>
          <svg:desc/>
          <text:p text:style-name="a426" text:class-names="" text:cond-style-name=""><text:span text:style-name="a425" text:class-names="">Avali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3in" svg:y="5.3913in" svg:width="11.49275in" svg:height="1.30435in" draw:id="id85" draw:style-name="a430" draw:name="Retângulo 16">
          <svg:title/>
          <svg:desc/>
          <text:p text:style-name="a429" text:class-names="" text:cond-style-name=""><text:span text:style-name="a428" text:class-names="">Escrever opini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33" draw:name="CaixaDeTexto 10" svg:x="9.23077in" svg:y="2.2029in" svg:width="1.69677in" svg:height="0.5942in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custom-shape svg:x="9.23077in" svg:y="2.05798in" svg:width="1.52175in" svg:height="0.5942in" draw:id="id87" draw:style-name="a436" draw:name="Retângulo 11">
          <svg:title/>
          <svg:desc/>
          <text:p text:style-name="a435" text:class-names="" text:cond-style-name=""><text:span text:style-name="a434" text:class-names="">Editar (só se for owner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37" draw:master-page-name="Master1-Layout2-obj-Título-e-Objeto" presentation:presentation-page-layout-name="Master1-PPL2" draw:id="Slide-260">
        <draw:custom-shape svg:x="7.71812in" svg:y="2.60218in" svg:width="0.05in" svg:height="0.05in" draw:id="id88" draw:style-name="a440" draw:name="Retângulo 3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0.52174in" svg:width="11.49275in" svg:height="2.13044in" draw:id="id89" draw:style-name="a445" draw:name="Retângulo 4">
          <svg:title/>
          <svg:desc/>
          <text:p text:style-name="a442" text:class-names="" text:cond-style-name=""><text:span text:style-name="a441" text:class-names="">Foto</text:span></text:p>
          <text:p text:style-name="a444" text:class-names="" text:cond-style-name=""><text:span text:style-name="a443" text:class-names="">No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2.7971in" svg:width="11.49275in" svg:height="2.43478in" draw:id="id90" draw:style-name="a448" draw:name="Retângulo 6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3.14493in" svg:width="2.81159in" svg:height="2.08696in" draw:id="id91" draw:style-name="a451" draw:name="Retângulo 8">
          <svg:title/>
          <svg:desc/>
          <text:p text:style-name="a450" text:class-names="" text:cond-style-name=""><text:span text:style-name="a449" text:class-names="">Informaç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0145in" svg:y="3.14492in" svg:width="2.65217in" svg:height="2.08696in" draw:id="id92" draw:style-name="a454" draw:name="Retângulo 10">
          <svg:title/>
          <svg:desc/>
          <text:p text:style-name="a453" text:class-names="" text:cond-style-name=""><text:span text:style-name="a452" text:class-names="">Men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236in" svg:y="3.14492in" svg:width="2.81159in" svg:height="2.08696in" draw:id="id93" draw:style-name="a457" draw:name="Retângulo 12">
          <svg:title/>
          <svg:desc/>
          <text:p text:style-name="a456" text:class-names="" text:cond-style-name=""><text:span text:style-name="a455" text:class-names="">Fotografi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077in" svg:y="0.52174in" svg:width="1.19242in" svg:height="0.60134in" draw:id="id94" draw:style-name="a460" draw:name="Retângulo 9">
          <svg:title/>
          <svg:desc/>
          <text:p text:style-name="a459" text:class-names="" text:cond-style-name=""><text:span text:style-name="a458" text:class-names="">Terminar edição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461" draw:master-page-name="Master1-Layout2-obj-Título-e-Objeto" presentation:presentation-page-layout-name="Master1-PPL2" draw:id="Slide-263">
        <draw:frame draw:id="id95" presentation:style-name="a464" draw:name="Título 1" svg:x="0.91667in" svg:y="0.39931in" svg:width="11.5in" svg:height="1.44965in" presentation:class="title" presentation:placeholder="false">
          <draw:text-box>
            <text:p text:style-name="a463" text:class-names="" text:cond-style-name=""><text:span text:style-name="a462" text:class-names="">Falta a página de registo de um utilizador (é só um formulário)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os estilos de texto do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/11/2016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o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/11/2016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ar os estilos de texto do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/11/2016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ar os estilos de texto do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/11/2016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ar os estilos de texto do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ar os estilos de texto do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/11/2016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ar os estilos de texto do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ar os estilos de texto do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ar os estilos de texto do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ar os estilos de texto do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/11/2016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/11/2016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/11/2016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ar os estilos de texto do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ar os estilos de texto do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/11/2016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ar os estilos de texto do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/11/2016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ar os estilos de texto do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/11/2016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ar os estilos de texto do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/11/2016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Inês Gomes</meta:initial-creator>
    <dc:creator>Inês Gomes</dc:creator>
    <meta:creation-date>2016-11-24T10:15:17Z</meta:creation-date>
    <dc:date>2016-11-27T15:39:18Z</dc:date>
    <meta:editing-cycles>5</meta:editing-cycles>
    <meta:editing-duration>PT18725S</meta:editing-duration>
    <meta:document-statistic meta:paragraph-count="38" meta:word-count="98"/>
  </office:meta>
</office:document-meta>
</file>